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P3" style:parent-style-name="Normal" style:family="paragraph">
      <style:paragraph-properties fo:text-indent="0.5in"/>
    </style:style>
    <style:style style:name="T4" style:parent-style-name="DefaultParagraphFont" style:family="text">
      <style:text-properties fo:font-style="italic" style:font-style-asian="italic"/>
    </style:style>
    <style:style style:name="T5" style:parent-style-name="DefaultParagraphFont" style:family="text">
      <style:text-properties fo:font-weight="bold" style:font-weight-asian="bold"/>
    </style:style>
    <style:style style:name="P6" style:parent-style-name="Normal" style:family="paragraph">
      <style:paragraph-properties fo:text-indent="0.5in"/>
    </style:style>
    <style:style style:name="P7" style:parent-style-name="Normal" style:family="paragraph">
      <style:paragraph-properties fo:text-indent="0.5in"/>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Normal" style:family="paragraph">
      <style:paragraph-properties fo:text-indent="0.5in"/>
    </style:style>
    <style:style style:name="T11" style:parent-style-name="DefaultParagraphFont" style:family="text">
      <style:text-properties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weight="bold" style:font-weight-asian="bold"/>
    </style:style>
    <style:style style:name="P1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5"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1"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2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2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3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3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41"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4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4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4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4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51"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P5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5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5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5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6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1"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P6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63"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6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6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6"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6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6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69"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7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72"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7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75"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T7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7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78" style:parent-style-name="DefaultParagraphFont" style:family="text">
      <style:text-properties style:font-name="Courier New" style:font-name-asian="Times New Roman" style:font-name-complex="Courier New" fo:color="#008000" fo:font-size="12pt" style:font-size-asian="12pt" style:font-size-complex="10pt" style:language-asian="en" style:country-asian="GB"/>
    </style:style>
    <style:style style:name="P7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81"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82"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3"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84"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5"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8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8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8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8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2"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9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9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9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4"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0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0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0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0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1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1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20"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2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2"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2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24"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2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2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2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2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2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3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38"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3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4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47"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4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4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4"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15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57"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5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5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60"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16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62"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6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4"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6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6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6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6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6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2"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7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4"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7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7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7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7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85"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18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87"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18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20" fo:font-size="12pt" style:font-size-asian="12pt" style:font-size-complex="10pt" style:language-asian="en" style:country-asian="GB"/>
    </style:style>
    <style:style style:name="P18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0" style:parent-style-name="DefaultParagraphFont" style:family="text">
      <style:text-properties style:font-name="Courier New" style:font-name-asian="Times New Roman" style:font-name-complex="Courier New" fo:color="#595979" fo:font-size="12pt" style:font-size-asian="12pt" style:font-size-complex="10pt" style:language-asian="en" style:country-asian="GB"/>
    </style:style>
    <style:style style:name="P19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92"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9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19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6"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19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19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19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0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03"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05"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0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07"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0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09"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1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13"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1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1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17"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1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19"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2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2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25"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27"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2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29"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31"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3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33"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35"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37"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3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P23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4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4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3"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24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5"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P246"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4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48"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49"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0"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5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5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57"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58"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5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6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69"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70"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7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7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7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8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86"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287"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88" style:parent-style-name="DefaultParagraphFont" style:family="text">
      <style:text-properties style:font-name="Courier New" style:font-name-asian="Times New Roman" style:font-name-complex="Courier New" fo:font-weight="bold" style:font-weight-asian="bold" style:font-weight-complex="bold" fo:color="#200080" fo:font-size="12pt" style:font-size-asian="12pt" style:font-size-complex="10pt" style:language-asian="en" style:country-asian="GB"/>
    </style:style>
    <style:style style:name="T28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0"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1"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298"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299"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2"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03"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0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0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0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1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4"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5"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17"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18"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31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21"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22"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3"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24" style:parent-style-name="DefaultParagraphFont" style:family="text">
      <style:text-properties style:font-name="Courier New" style:font-name-asian="Times New Roman" style:font-name-complex="Courier New" fo:color="#008C00" fo:font-size="12pt" style:font-size-asian="12pt" style:font-size-complex="10pt" style:language-asian="en" style:country-asian="GB"/>
    </style:style>
    <style:style style:name="T325"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26"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27"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2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2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4"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35" style:parent-style-name="Normal" style:family="paragraph">
      <style:paragraph-properties fo:margin-bottom="0in" fo:line-height="100%" fo:background-color="#F6F8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336"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7"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38"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39"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0"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1"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2"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3"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4" style:parent-style-name="DefaultParagraphFont" style:family="text">
      <style:text-properties style:font-name="Courier New" style:font-name-asian="Times New Roman" style:font-name-complex="Courier New" fo:color="#000020" fo:font-size="12pt" style:font-size-asian="12pt" style:font-size-complex="10pt" style:language-asian="en" style:country-asian="GB"/>
    </style:style>
    <style:style style:name="T345" style:parent-style-name="DefaultParagraphFont" style:family="text">
      <style:text-properties style:font-name="Courier New" style:font-name-asian="Times New Roman" style:font-name-complex="Courier New" fo:color="#0F4D75" fo:font-size="12pt" style:font-size-asian="12pt" style:font-size-complex="10pt" style:language-asian="en" style:country-asian="GB"/>
    </style:style>
    <style:style style:name="T346" style:parent-style-name="DefaultParagraphFont" style:family="text">
      <style:text-properties style:font-name="Courier New" style:font-name-asian="Times New Roman" style:font-name-complex="Courier New" fo:color="#308080" fo:font-size="12pt" style:font-size-asian="12pt" style:font-size-complex="10pt" style:language-asian="en" style:country-asian="GB"/>
    </style:style>
    <style:style style:name="T347" style:parent-style-name="DefaultParagraphFont" style:family="text">
      <style:text-properties style:font-name="Courier New" style:font-name-asian="Times New Roman" style:font-name-complex="Courier New" fo:color="#406080" fo:font-size="12pt" style:font-size-asian="12pt" style:font-size-complex="10pt" style:language-asian="en" style:country-asian="GB"/>
    </style:style>
    <style:style style:name="P348" style:parent-style-name="NoSpacing" style:family="paragraph">
      <style:text-properties style:font-name="Consolas"/>
    </style:style>
    <style:style style:name="P349" style:parent-style-name="Normal" style:family="paragraph">
      <style:paragraph-properties fo:text-indent="0.5in"/>
    </style:style>
    <style:style style:name="T350" style:parent-style-name="DefaultParagraphFont" style:family="text">
      <style:text-properties fo:font-style="italic" style:font-style-asian="italic"/>
    </style:style>
    <style:style style:name="T351" style:parent-style-name="DefaultParagraphFont" style:family="text">
      <style:text-properties fo:font-weight="bold" style:font-weight-asian="bold"/>
    </style:style>
    <style:style style:name="P352" style:parent-style-name="Normal" style:family="paragraph">
      <style:paragraph-properties fo:text-indent="0.5in"/>
    </style:style>
    <style:style style:name="T353" style:parent-style-name="DefaultParagraphFont" style:family="text">
      <style:text-properties style:language-asian="en" style:country-asian="GB"/>
    </style:style>
    <style:style style:name="P354" style:parent-style-name="Normal" style:family="paragraph">
      <style:paragraph-properties fo:text-indent="0.5in"/>
    </style:style>
    <style:style style:name="T355" style:parent-style-name="DefaultParagraphFont" style:family="text">
      <style:text-properties fo:font-style="italic" style:font-style-asian="italic"/>
    </style:style>
    <style:style style:name="T356" style:parent-style-name="DefaultParagraphFont" style:family="text">
      <style:text-properties fo:font-style="italic" style:font-style-asian="italic"/>
    </style:style>
    <style:style style:name="P357" style:parent-style-name="Normal" style:family="paragraph">
      <style:paragraph-properties fo:margin-left="0.5in" fo:text-indent="0.5in">
        <style:tab-stops/>
      </style:paragraph-properties>
    </style:style>
    <style:style style:name="T358" style:parent-style-name="DefaultParagraphFont" style:family="text">
      <style:text-properties fo:font-style="italic" style:font-style-asian="italic"/>
    </style:style>
    <style:style style:name="T359" style:parent-style-name="DefaultParagraphFont" style:family="text">
      <style:text-properties fo:font-weight="bold" style:font-weight-asian="bold"/>
    </style:style>
    <style:style style:name="P360" style:parent-style-name="NoSpacing" style:family="paragraph">
      <style:paragraph-properties fo:margin-left="1.5in">
        <style:tab-stops/>
      </style:paragraph-properties>
      <style:text-properties style:font-name="Consolas"/>
    </style:style>
    <style:style style:name="P361" style:parent-style-name="NoSpacing" style:family="paragraph">
      <style:paragraph-properties fo:margin-left="1.5in">
        <style:tab-stops/>
      </style:paragraph-properties>
      <style:text-properties style:font-name="Consolas"/>
    </style:style>
    <style:style style:name="P362" style:parent-style-name="NoSpacing" style:family="paragraph">
      <style:paragraph-properties fo:margin-left="1.5in">
        <style:tab-stops/>
      </style:paragraph-properties>
      <style:text-properties style:font-name="Consolas"/>
    </style:style>
    <style:style style:name="P363" style:parent-style-name="NoSpacing" style:family="paragraph">
      <style:paragraph-properties fo:margin-left="1.5in">
        <style:tab-stops/>
      </style:paragraph-properties>
    </style:style>
    <style:style style:name="P364" style:parent-style-name="Normal" style:family="paragraph">
      <style:paragraph-properties fo:margin-left="0.5in" fo:text-indent="0.5in">
        <style:tab-stops/>
      </style:paragraph-properties>
    </style:style>
    <style:style style:name="P365" style:parent-style-name="Normal" style:family="paragraph">
      <style:paragraph-properties fo:margin-left="0.5in" fo:text-indent="0.5in">
        <style:tab-stops/>
      </style:paragraph-properties>
    </style:style>
    <style:style style:name="T366" style:parent-style-name="DefaultParagraphFont" style:family="text">
      <style:text-properties fo:font-style="italic" style:font-style-asian="italic"/>
    </style:style>
    <style:style style:name="T367" style:parent-style-name="DefaultParagraphFont" style:family="text">
      <style:text-properties fo:font-style="italic" style:font-style-asian="italic"/>
    </style:style>
    <style:style style:name="T368" style:parent-style-name="DefaultParagraphFont" style:family="text">
      <style:text-properties fo:font-weight="bold" style:font-weight-asian="bold"/>
    </style:style>
    <style:style style:name="P369" style:parent-style-name="Normal" style:family="paragraph">
      <style:paragraph-properties fo:margin-left="0.5in" fo:text-indent="0.5in">
        <style:tab-stops/>
      </style:paragraph-properties>
    </style:style>
    <style:style style:name="T370" style:parent-style-name="DefaultParagraphFont" style:family="text">
      <style:text-properties fo:font-style="italic" style:font-style-asian="italic"/>
    </style:style>
    <style:style style:name="T371" style:parent-style-name="DefaultParagraphFont" style:family="text">
      <style:text-properties fo:font-style="italic" style:font-style-asian="italic"/>
    </style:style>
    <style:style style:name="T372" style:parent-style-name="DefaultParagraphFont" style:family="text">
      <style:text-properties fo:font-weight="bold" style:font-weight-asian="bold"/>
    </style:style>
    <style:style style:family="graphic" style:name="a0" style:parent-style-name="Graphics">
      <style:graphic-properties fo:border="0.01042in none" fo:background-color="transparent"/>
    </style:style>
  </office:automatic-styles>
  <office:body>
    <office:text text:use-soft-page-breaks="true">
      <text:h text:style-name="P1" text:outline-level="1">Computer Graphics Coursework</text:h>
      <text:p text:style-name="Normal">1)</text:p>
      <text:p text:style-name="P3">a)<text:s/><text:span text:style-name="T4">Describe the difference between attribute, uniform and varying in shader programming.</text:span><text:s text:c="2"/><text:span text:style-name="T5">[6 marks]</text:span></text:p>
      <text:p text:style-name="P6">Attributes are inputs for the vertex shader, for<text:s/>example the vertex coordinates. They are dynamic and can be changed. Uniform variables are static inputs that are passed to both the fragment and vertex shaders and can be used for scene variables such as the light direction. Varying denotes a parameter that is set in the vertex shader and passed to the fragment shader, for example the calculated normal of the vertex.</text:p>
      <text:p text:style-name="P7">b)<text:s/><text:span text:style-name="T8">Suppose you want to use a single array in the main() function of a WebGL programme, storing both the (x,y,z)-coordinates and the (r,g,b) c</text:span><text:span text:style-name="T9">olour information for every vertex of a polygon model. Show a programming statement for constructing such an array. Assume the polygon model contains 6 vertices.</text:span><text:s/></text:p>
      <text:p text:style-name="P10"><text:span text:style-name="T11">Also write down the programming statements for constructing the corresponding vertex buffer o</text:span><text:span text:style-name="T12">bjects and assigning the array data to become the position and colour attributes of the vertex shader.</text:span><text:s/><text:span text:style-name="T13">[10 marks]<text:s/></text:span></text:p>
      <text:p text:style-name="P14"><text:span text:style-name="T15">// Write our six vertices to an array (x,y,z)</text:span></text:p>
      <text:p text:style-name="P16"><text:span text:style-name="T17">var</text:span><text:span text:style-name="T18"><text:s/>vertices<text:s/></text:span><text:span text:style-name="T19">=</text:span><text:span text:style-name="T20"><text:s/></text:span><text:span text:style-name="T21">new</text:span><text:span text:style-name="T22"><text:s/>Float32Array</text:span><text:span text:style-name="T23">([</text:span></text:p>
      <text:p text:style-name="P24"><text:span text:style-name="T25"><text:tab/>5.0</text:span><text:span text:style-name="T26">,</text:span><text:span text:style-name="T27"><text:s/></text:span><text:span text:style-name="T28">8.0</text:span><text:span text:style-name="T29">,</text:span><text:span text:style-name="T30"><text:s/></text:span><text:span text:style-name="T31">0.0</text:span><text:span text:style-name="T32">,</text:span><text:span text:style-name="T33"><text:s/></text:span></text:p>
      <text:p text:style-name="P34"><text:span text:style-name="T35"><text:tab/>3.0</text:span><text:span text:style-name="T36">,</text:span><text:span text:style-name="T37"><text:s/></text:span><text:span text:style-name="T38">1.0</text:span><text:span text:style-name="T39">,</text:span><text:span text:style-name="T40"><text:s/></text:span><text:span text:style-name="T41">0.0</text:span><text:span text:style-name="T42">,</text:span><text:span text:style-name="T43"><text:s/></text:span></text:p>
      <text:p text:style-name="P44"><text:span text:style-name="T45"><text:tab/>5.0</text:span><text:span text:style-name="T46">,</text:span><text:span text:style-name="T47"><text:s/></text:span><text:span text:style-name="T48">1.0</text:span><text:span text:style-name="T49">,</text:span><text:span text:style-name="T50"><text:s/></text:span><text:span text:style-name="T51">0.0</text:span><text:span text:style-name="T52">,</text:span><text:span text:style-name="T53"><text:s/></text:span></text:p>
      <text:p text:style-name="P54"><text:span text:style-name="T55"><text:tab/>5.0</text:span><text:span text:style-name="T56">,</text:span><text:span text:style-name="T57"><text:s/></text:span><text:span text:style-name="T58">7.0</text:span><text:span text:style-name="T59">,</text:span><text:span text:style-name="T60"><text:s/></text:span><text:span text:style-name="T61">0.0</text:span></text:p>
      <text:p text:style-name="P62"><text:span text:style-name="T63"><text:tab/>1.0</text:span><text:span text:style-name="T64">,</text:span><text:span text:style-name="T65"><text:s/></text:span><text:span text:style-name="T66">1.0</text:span><text:span text:style-name="T67">,</text:span><text:span text:style-name="T68"><text:s/></text:span><text:span text:style-name="T69">0.0</text:span><text:span text:style-name="T70">,</text:span></text:p>
      <text:p text:style-name="P71"><text:span text:style-name="T72"><text:tab/>1.0</text:span><text:span text:style-name="T73">,</text:span><text:span text:style-name="T74"><text:s/></text:span><text:span text:style-name="T75">1.0</text:span><text:span text:style-name="T76">,</text:span><text:span text:style-name="T77"><text:s/></text:span><text:span text:style-name="T78">1.0</text:span></text:p>
      <text:p text:style-name="P79"><text:span text:style-name="T80">])</text:span><text:span text:style-name="T81">;</text:span></text:p>
      <text:p text:style-name="P82"><text:span text:style-name="T83">// Create the vertex buffer and write to it</text:span></text:p>
      <text:p text:style-name="P84"><text:span text:style-name="T85">var</text:span><text:span text:style-name="T86"><text:s/>vertexBuffer<text:s/></text:span><text:span text:style-name="T87">=</text:span><text:span text:style-name="T88"><text:s/>gl</text:span><text:span text:style-name="T89">.</text:span><text:span text:style-name="T90">createBuffer</text:span><text:span text:style-name="T91">()</text:span><text:span text:style-name="T92">;</text:span></text:p>
      <text:p text:style-name="P93"><text:span text:style-name="T94">gl</text:span><text:span text:style-name="T95">.</text:span><text:span text:style-name="T96">bindBuffer</text:span><text:span text:style-name="T97">(</text:span><text:span text:style-name="T98">gl</text:span><text:span text:style-name="T99">.</text:span><text:span text:style-name="T100">ARRAY_BUFFER</text:span><text:span text:style-name="T101">,</text:span><text:span text:style-name="T102"><text:s/>vertexBuffer</text:span><text:span text:style-name="T103">)</text:span><text:span text:style-name="T104">;</text:span></text:p>
      <text:p text:style-name="P105"><text:span text:style-name="T106">gl</text:span><text:span text:style-name="T107">.</text:span><text:span text:style-name="T108">bufferData</text:span><text:span text:style-name="T109">(</text:span><text:span text:style-name="T110">gl</text:span><text:span text:style-name="T111">.</text:span><text:span text:style-name="T112">ARRAY_BUFFER</text:span><text:span text:style-name="T113">,</text:span><text:span text:style-name="T114"><text:s/>vertices</text:span><text:span text:style-name="T115">,</text:span><text:span text:style-name="T116"><text:s/>gl</text:span><text:span text:style-name="T117">.</text:span><text:span text:style-name="T118">STATIC_DRAW</text:span><text:span text:style-name="T119">)</text:span><text:span text:style-name="T120">;</text:span></text:p>
      <text:p text:style-name="P121"><text:span text:style-name="T122">// Get attribute location</text:span></text:p>
      <text:p text:style-name="P123"><text:span text:style-name="T124">var</text:span><text:span text:style-name="T125"><text:s/></text:span><text:span text:style-name="T126">vertexAttributeLoc<text:s/></text:span><text:span text:style-name="T127">=</text:span><text:span text:style-name="T128"><text:s/>gl</text:span><text:span text:style-name="T129">.</text:span><text:span text:style-name="T130">getAttribLocation</text:span><text:span text:style-name="T131">(</text:span><text:span text:style-name="T132">gl</text:span><text:span text:style-name="T133">.</text:span><text:span text:style-name="T134">program</text:span><text:span text:style-name="T135">,</text:span><text:span text:style-name="T136"><text:s/>“a_Position”</text:span><text:span text:style-name="T137">)</text:span><text:span text:style-name="T138">;</text:span></text:p>
      <text:p text:style-name="P139"><text:span text:style-name="T140">gl</text:span><text:span text:style-name="T141">.</text:span><text:span text:style-name="T142">vertexAttribPointer</text:span><text:span text:style-name="T143">(</text:span><text:span text:style-name="T144">vertexAttributeLoc</text:span><text:span text:style-name="T145">,</text:span><text:span text:style-name="T146"><text:s/></text:span><text:span text:style-name="T147">3</text:span><text:span text:style-name="T148">,</text:span><text:span text:style-name="T149"><text:s/>gl</text:span><text:span text:style-name="T150">.</text:span><text:span text:style-name="T151">FLOAT</text:span><text:span text:style-name="T152">,</text:span><text:span text:style-name="T153"><text:s/></text:span><text:span text:style-name="T154">false</text:span><text:span text:style-name="T155">,</text:span><text:span text:style-name="T156"><text:s/></text:span><text:span text:style-name="T157">0</text:span><text:span text:style-name="T158">,</text:span><text:span text:style-name="T159"><text:s/></text:span><text:span text:style-name="T160">0</text:span><text:span text:style-name="T161">)</text:span><text:span text:style-name="T162">;</text:span></text:p>
      <text:p text:style-name="P163"><text:span text:style-name="T164">// Assign to attribute var</text:span></text:p>
      <text:p text:style-name="P165"><text:span text:style-name="T166">gl</text:span><text:span text:style-name="T167">.</text:span><text:span text:style-name="T168">enableVertexAttribArray</text:span><text:span text:style-name="T169">(</text:span><text:span text:style-name="T170">vertexAttributeLoc</text:span><text:span text:style-name="T171">)</text:span><text:span text:style-name="T172">;</text:span></text:p>
      <text:p text:style-name="P173"><text:span text:style-name="T174">// Unbind buffer</text:span></text:p>
      <text:p text:style-name="P175"><text:span text:style-name="T176">gl</text:span><text:span text:style-name="T177">.</text:span><text:span text:style-name="T178">bindBuffer</text:span><text:span text:style-name="T179">(</text:span><text:span text:style-name="T180">gl</text:span><text:span text:style-name="T181">.</text:span><text:span text:style-name="T182">ARRAY_BUFFER</text:span><text:span text:style-name="T183">,</text:span><text:span text:style-name="T184"><text:s/></text:span><text:span text:style-name="T185">null</text:span><text:span text:style-name="T186">)</text:span><text:span text:style-name="T187">;</text:span></text:p>
      <text:p text:style-name="P188"/>
      <text:p text:style-name="P189"><text:span text:style-name="T190">// Do the same for colors (r,g,b)</text:span></text:p>
      <text:p text:style-name="P191"><text:span text:style-name="T192">var</text:span><text:span text:style-name="T193"><text:s/>colors<text:s/></text:span><text:span text:style-name="T194">=</text:span><text:span text:style-name="T195"><text:s/></text:span><text:span text:style-name="T196">new</text:span><text:span text:style-name="T197"><text:s/>Float32Array</text:span><text:span text:style-name="T198">([</text:span></text:p>
      <text:p text:style-name="P199"><text:span text:style-name="T200"><text:tab/></text:span><text:span text:style-name="T201">1</text:span><text:span text:style-name="T202">,</text:span><text:span text:style-name="T203">0</text:span><text:span text:style-name="T204">,</text:span><text:span text:style-name="T205">0</text:span><text:span text:style-name="T206">,</text:span></text:p>
      <text:p text:style-name="P207"><text:span text:style-name="T208"><text:tab/></text:span><text:span text:style-name="T209">1</text:span><text:span text:style-name="T210">,</text:span><text:span text:style-name="T211">0</text:span><text:span text:style-name="T212">,</text:span><text:span text:style-name="T213">0</text:span><text:span text:style-name="T214">,</text:span></text:p>
      <text:p text:style-name="P215"><text:span text:style-name="T216"><text:tab/></text:span><text:span text:style-name="T217">1</text:span><text:span text:style-name="T218">,</text:span><text:span text:style-name="T219">0</text:span><text:span text:style-name="T220">,</text:span><text:span text:style-name="T221">0</text:span><text:span text:style-name="T222">,</text:span></text:p>
      <text:p text:style-name="P223"><text:span text:style-name="T224"><text:tab/></text:span><text:span text:style-name="T225">0</text:span><text:span text:style-name="T226">,</text:span><text:span text:style-name="T227">0</text:span><text:span text:style-name="T228">,</text:span><text:span text:style-name="T229">1</text:span><text:span text:style-name="T230">,</text:span></text:p>
      <text:p text:style-name="P231"><text:span text:style-name="T232"><text:tab/></text:span><text:span text:style-name="T233">0</text:span><text:span text:style-name="T234">,</text:span><text:span text:style-name="T235">0</text:span><text:span text:style-name="T236">,</text:span><text:span text:style-name="T237">1</text:span><text:span text:style-name="T238">,</text:span></text:p>
      <text:soft-page-break/>
      <text:p text:style-name="P239"><text:span text:style-name="T240"><text:tab/></text:span><text:span text:style-name="T241">0</text:span><text:span text:style-name="T242">,</text:span><text:span text:style-name="T243">0</text:span><text:span text:style-name="T244">,</text:span><text:span text:style-name="T245">1</text:span></text:p>
      <text:p text:style-name="P246"><text:span text:style-name="T247">])</text:span><text:span text:style-name="T248">;</text:span></text:p>
      <text:p text:style-name="P249"><text:span text:style-name="T250">var</text:span><text:span text:style-name="T251"><text:s/>colorBuffer<text:s/></text:span><text:span text:style-name="T252">=</text:span><text:span text:style-name="T253"><text:s/>gl</text:span><text:span text:style-name="T254">.</text:span><text:span text:style-name="T255">createBuffer</text:span><text:span text:style-name="T256">()</text:span><text:span text:style-name="T257">;</text:span></text:p>
      <text:p text:style-name="P258"><text:span text:style-name="T259">gl</text:span><text:span text:style-name="T260">.</text:span><text:span text:style-name="T261">bindBuffer</text:span><text:span text:style-name="T262">(</text:span><text:span text:style-name="T263">gl</text:span><text:span text:style-name="T264">.</text:span><text:span text:style-name="T265">ARRAY_BUFFER</text:span><text:span text:style-name="T266">,</text:span><text:span text:style-name="T267"><text:s/>colorBuffer</text:span><text:span text:style-name="T268">)</text:span><text:span text:style-name="T269">;</text:span></text:p>
      <text:p text:style-name="P270"><text:span text:style-name="T271">gl</text:span><text:span text:style-name="T272">.</text:span><text:span text:style-name="T273">bufferData</text:span><text:span text:style-name="T274">(</text:span><text:span text:style-name="T275">gl</text:span><text:span text:style-name="T276">.</text:span><text:span text:style-name="T277">ARRAY_BUFFER</text:span><text:span text:style-name="T278">,</text:span><text:span text:style-name="T279"><text:s/></text:span><text:span text:style-name="T280">colors</text:span><text:span text:style-name="T281">,</text:span><text:span text:style-name="T282"><text:s/>gl</text:span><text:span text:style-name="T283">.</text:span><text:span text:style-name="T284">STATIC_DRAW</text:span><text:span text:style-name="T285">)</text:span><text:span text:style-name="T286">;</text:span></text:p>
      <text:p text:style-name="P287"><text:span text:style-name="T288">var</text:span><text:span text:style-name="T289"><text:s/>colorAttributeLoc<text:s/></text:span><text:span text:style-name="T290">=</text:span><text:span text:style-name="T291"><text:s/>gl</text:span><text:span text:style-name="T292">.</text:span><text:span text:style-name="T293">getAttribLocation</text:span><text:span text:style-name="T294">(</text:span><text:span text:style-name="T295">gl</text:span><text:span text:style-name="T296">.</text:span><text:span text:style-name="T297">program</text:span><text:span text:style-name="T298">,</text:span><text:span text:style-name="T299"><text:s/>“a_</text:span><text:span text:style-name="T300">Colors”</text:span><text:span text:style-name="T301">)</text:span><text:span text:style-name="T302">;</text:span></text:p>
      <text:p text:style-name="P303"><text:span text:style-name="T304">gl</text:span><text:span text:style-name="T305">.</text:span><text:span text:style-name="T306">vertexAttribPointer</text:span><text:span text:style-name="T307">(</text:span><text:span text:style-name="T308">colorAttributeLoc</text:span><text:span text:style-name="T309">,</text:span><text:span text:style-name="T310"><text:s/></text:span><text:span text:style-name="T311">3</text:span><text:span text:style-name="T312">,</text:span><text:span text:style-name="T313"><text:s/>gl</text:span><text:span text:style-name="T314">.</text:span><text:span text:style-name="T315">FLOAT</text:span><text:span text:style-name="T316">,</text:span><text:span text:style-name="T317"><text:s/></text:span><text:span text:style-name="T318">false</text:span><text:span text:style-name="T319">,</text:span><text:span text:style-name="T320"><text:s/></text:span><text:span text:style-name="T321">0</text:span><text:span text:style-name="T322">,</text:span><text:span text:style-name="T323"><text:s/></text:span><text:span text:style-name="T324">0</text:span><text:span text:style-name="T325">)</text:span><text:span text:style-name="T326">;</text:span></text:p>
      <text:p text:style-name="P327"><text:span text:style-name="T328">gl</text:span><text:span text:style-name="T329">.</text:span><text:span text:style-name="T330">enableVertexAttribArray</text:span><text:span text:style-name="T331">(</text:span><text:span text:style-name="T332">colorAttributeLoc</text:span><text:span text:style-name="T333">)</text:span><text:span text:style-name="T334">;</text:span></text:p>
      <text:p text:style-name="P335"><text:span text:style-name="T336">gl</text:span><text:span text:style-name="T337">.</text:span><text:span text:style-name="T338">bindBuffer</text:span><text:span text:style-name="T339">(</text:span><text:span text:style-name="T340">gl</text:span><text:span text:style-name="T341">.</text:span><text:span text:style-name="T342">ARRAY_BUFFER</text:span><text:span text:style-name="T343">,</text:span><text:span text:style-name="T344"><text:s/></text:span><text:span text:style-name="T345">null</text:span><text:span text:style-name="T346">)</text:span><text:span text:style-name="T347">;</text:span></text:p>
      <text:p text:style-name="P348"/>
      <text:p text:style-name="NoSpacing"/>
      <text:p text:style-name="NoSpacing"/>
      <text:p text:style-name="P349">c)<text:s/><text:span text:style-name="T350">Draw the scene graph of the 3D car model as described in question 2.</text:span><text:s/><text:span text:style-name="T351">[6 marks]<text:s/></text:span></text:p>
      <text:p text:style-name="P352"><text:span text:style-name="T353"><draw:frame draw:style-name="a0" draw:name="Picture 1" text:anchor-type="as-char" svg:x="0in" svg:y="0in" svg:width="6.0835in" svg:height="6.32309in" style:rel-width="scale" style:rel-height="scale"><draw:image xlink:href="media/image1.png" xlink:type="simple" xlink:show="embed" xlink:actuate="onLoad"/><svg:title/><svg:desc/></draw:frame></text:span></text:p>
      <text:soft-page-break/>
      <text:p text:style-name="P354">d)<text:s/><text:span text:style-name="T355">Suppose drawBox(m) is a function to draw a transformed box according to the transformation matrix m. That is, if m is a rotation matrix, the function will draw a rotated b</text:span><text:span text:style-name="T356">ox.</text:span></text:p>
      <text:p text:style-name="P357">i)<text:s/><text:span text:style-name="T358">Explain the meaning of the following code segment and state the result obtained:</text:span><text:s/><text:span text:style-name="T359">[5 marks]<text:s/></text:span></text:p>
      <text:p text:style-name="P360">m.setRotate(angle, 0.0, 1.0, 0.0);</text:p>
      <text:p text:style-name="P361">m.translate(1.0, 3.0, -5.0);<text:s/></text:p>
      <text:p text:style-name="P362">drawBox(m);<text:s/></text:p>
      <text:p text:style-name="P363"/>
      <text:p text:style-name="P364">The code rotates and translates a box – However since webGL statements are<text:s/>applied backwards, the box is first translated to the point (1,3,-5), and then the rotation is set to angle degrees around the Y axis. The rotation is performed around the point (0,0,0) and overwrites any prior rotation.<text:s/></text:p>
      <text:p text:style-name="P365">ii)<text:s/><text:span text:style-name="T366">Explain whether you will get t</text:span><text:span text:style-name="T367">he same result if m.setRotate() has been replaced by m.rotate()</text:span>.<text:s/><text:span text:style-name="T368">[3 marks]</text:span></text:p>
      <text:p text:style-name="P369">No – If the box had a previous rotation applied to it, m.rotate compounds on that translation. For example, you could apply m.rotate(30,0,0,1) two times to achieve a 60 degree rotation in the z axis. However, applying m.setRotate multiple times will achieve no result as the rotation is set to a fixed value every time and does not rely on any previous translation.<text:s/></text:p>
      <text:p text:style-name="Normal">2)<text:s/><text:span text:style-name="T370">Using WebGL, implement a program to render a 3D car model and its m</text:span><text:span text:style-name="T371">ovement. The car should comprise a body, two doors and four wheels.</text:span><text:s/><text:span text:style-name="T372">[70 Marks]</text:span></text:p>
      <text:p text:style-name="Normal">The files are located in the folder “Car”. Run the index.html file to view the animation. Press “l” to toggle the lighting, “c” to toggle the camera angle, the arrow keys to move and the space bar to toggle the opening and closing of the car doors.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fdqd43<text:s/><text:tab/><text:tab/>Computer Graphics Coursework<text:tab/></text:p>
      </style:header>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MES,MARTIN PATERSON</meta:initial-creator>
    <dc:creator>JAMES,MARTIN PATERSON</dc:creator>
    <meta:creation-date>2017-03-14T12:23:00Z</meta:creation-date>
    <dc:date>2017-03-15T15:54:00Z</dc:date>
    <meta:template xlink:href="Normal.dotm" xlink:type="simple"/>
    <meta:editing-cycles>6</meta:editing-cycles>
    <meta:editing-duration>PT11880S</meta:editing-duration>
    <meta:document-statistic meta:page-count="3" meta:paragraph-count="7" meta:word-count="570" meta:character-count="3816" meta:row-count="27" meta:non-whitespace-character-count="3253"/>
  </office:meta>
</office:document-meta>
</file>